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Get-Issue-History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07:57:55.4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7T13:22:01.778000000</dc:date>
    <meta:editing-duration>PT6H44M4S</meta:editing-duration>
    <meta:editing-cycles>51</meta:editing-cycles>
    <meta:generator>LibreOffice/6.2.4.2$Windows_X86_64 LibreOffice_project/2412653d852ce75f65fbfa83fb7e7b669a126d64</meta:generator>
    <meta:document-statistic meta:table-count="8" meta:cell-count="302" meta:object-count="0"/>
  </office:meta>
</office:document-meta>
</file>